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1">
      <style:paragraph-properties fo:margin-top="0in" fo:margin-bottom="0in" loext:contextual-spacing="false"/>
    </style:style>
    <style:style style:name="P8" style:family="paragraph" style:parent-style-name="Text_20_body" style:list-style-name="L2">
      <style:paragraph-properties fo:margin-top="0in" fo:margin-bottom="0in" loext:contextual-spacing="false"/>
    </style:style>
    <style:style style:name="P9" style:family="paragraph" style:parent-style-name="Text_20_body" style:list-style-name="L3">
      <style:paragraph-properties fo:margin-top="0in" fo:margin-bottom="0in" loext:contextual-spacing="false"/>
    </style:style>
    <style:style style:name="P10" style:family="paragraph" style:parent-style-name="Text_20_body" style:list-style-name="L4">
      <style:paragraph-properties fo:margin-top="0in" fo:margin-bottom="0in" loext:contextual-spacing="false"/>
    </style:style>
    <style:style style:name="P11" style:family="paragraph" style:parent-style-name="Text_20_body" style:list-style-name="L5">
      <style:paragraph-properties fo:margin-top="0in" fo:margin-bottom="0in" loext:contextual-spacing="false"/>
    </style:style>
    <style:style style:name="P12" style:family="paragraph" style:parent-style-name="Text_20_body" style:list-style-name="L6">
      <style:paragraph-properties fo:margin-top="0in" fo:margin-bottom="0in" loext:contextual-spacing="false"/>
    </style:style>
    <style:style style:name="P13" style:family="paragraph" style:parent-style-name="List_20_Contents">
      <style:paragraph-properties fo:margin-top="0in" fo:margin-bottom="0.1965in" loext:contextual-spacing="false"/>
    </style:style>
    <style:style style:name="P14" style:family="paragraph" style:parent-style-name="Heading_20_1">
      <style:text-properties fo:language="en" fo:country="US"/>
    </style:style>
    <style:style style:name="P15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bookmark text:name="firstHeading"/>EECS268:Lab5</text:h>
      <text:h text:style-name="Heading_20_2" text:outline-level="2"><text:bookmark text:name="Due_time"/>Due time</text:h>
      <text:p text:style-name="Text_20_body"><text:span text:style-name="Strong_20_Emphasis">This lab is due one week from the start of your lab.</text:span> </text:p>
      <text:h text:style-name="Heading_20_2" text:outline-level="2"><text:bookmark text:name="Overview"/>Overview</text:h>
      <text:p text:style-name="Text_20_body">Flood! </text:p>
      <text:p text:style-name="Text_20_body">There is a flood happening and you have to figure out what areas will be affected. You'll be provided a map indicating where the flooding is coming from and where the high grounds and low grounds are in order to figure which area will be flooded. </text:p>
      <text:h text:style-name="Heading_20_2" text:outline-level="2"><text:bookmark text:name="File_Format"/>File Format</text:h>
      <text:p text:style-name="Preformatted_20_Text">&lt;numRows&gt; &lt;numCols&gt;</text:p>
      <text:p text:style-name="Preformatted_20_Text">&lt;startRow&gt; &lt;startCol&gt;</text:p>
      <text:p text:style-name="Preformatted_20_Text">&lt;water amount&gt;</text:p>
      <text:p text:style-name="P15">&lt;map characters&gt;</text:p>
      <text:list xml:id="list3887625812784806732" text:style-name="L1">
        <text:list-item>
          <text:p text:style-name="P7">Num rows and columns indicate the maps dimensions </text:p>
        </text:list-item>
        <text:list-item>
          <text:p text:style-name="P7">Start row and column are where flooding begins </text:p>
        </text:list-item>
        <text:list-item>
          <text:p text:style-name="P7">Water amount is how many spaces this flood could fill </text:p>
        </text:list-item>
        <text:list-item>
          <text:p text:style-name="P7">The row and columns coordinates range from 0 to (numRows-1) and 0 to (numCols-1) </text:p>
        </text:list-item>
        <text:list-item>
          <text:p text:style-name="P1">The top left of the map would be considered 0,0 </text:p>
        </text:list-item>
      </text:list>
      <text:p text:style-name="Text_20_body">The map consists of: </text:p>
      <text:list xml:id="list4181159332347972280" text:style-name="L2">
        <text:list-item>
          <text:p text:style-name="P8">Spaces (' ') = low ground, the areas that water can move into </text:p>
        </text:list-item>
        <text:list-item>
          <text:p text:style-name="P2">H = High ground, water cannot flood or cross over </text:p>
        </text:list-item>
      </text:list>
      <text:p text:style-name="Text_20_body">A file is invalid and the program should end with an error message if... </text:p>
      <text:list xml:id="list3921247969610796344" text:style-name="L3">
        <text:list-item>
          <text:p text:style-name="P9">if file doesn't exist </text:p>
        </text:list-item>
        <text:list-item>
          <text:p text:style-name="P9">if numRows are less than 1 </text:p>
        </text:list-item>
        <text:list-item>
          <text:p text:style-name="P9">if numCols are less than 1 </text:p>
        </text:list-item>
        <text:list-item>
          <text:p text:style-name="P3">if start position is not within range </text:p>
        </text:list-item>
      </text:list>
      <text:p text:style-name="Text_20_body">You may assume the map characters match the parameters given above. </text:p>
      <text:h text:style-name="Heading_20_2" text:outline-level="2"><text:bookmark text:name="Flooding_Rules"/>Flooding Rules</text:h>
      <text:list xml:id="list8152592616384592334" text:style-name="L4">
        <text:list-item>
          <text:p text:style-name="P10">Flooding starts at the start position </text:p>
        </text:list-item>
        <text:list-item>
          <text:p text:style-name="P10">Water only moves orthogonally (up, right, down, or left) not diagonally </text:p>
        </text:list-item>
        <text:list-item>
          <text:p text:style-name="P10"><text:soft-page-break/>You must check for valid moves in the order: up, right, down, left </text:p>
        </text:list-item>
        <text:list-item>
          <text:p text:style-name="P10">You cannot move through the high ground </text:p>
        </text:list-item>
        <text:list-item>
          <text:p text:style-name="P10">If you run out of water the flooding stops </text:p>
        </text:list-item>
        <text:list-item>
          <text:p text:style-name="P10">If no more spaces can be flooded, the flooding stops </text:p>
          <text:list>
            <text:list-item>
              <text:p text:style-name="P4">Remember, the water cannot cross the high ground! </text:p>
            </text:list-item>
          </text:list>
        </text:list-item>
      </text:list>
      <text:h text:style-name="Heading_20_2" text:outline-level="2"><text:bookmark text:name="Output"/>Output</text:h>
      <text:p text:style-name="Text_20_body">After receiving a file from command you will output the path of the flood to the screen. Every space that was flooded will have a '~' to indicate it was flooded. </text:p>
      <text:p text:style-name="Text_20_body">Also, indicate if the flood ran out of water or if it flooded the accessible area completely. </text:p>
      <text:p text:style-name="Text_20_body">I've provided a few examples below. </text:p>
      <text:h text:style-name="Heading_20_2" text:outline-level="2"><text:bookmark text:name="Lab_Discussion_Points"/>Lab Discussion Points</text:h>
      <text:list xml:id="list2636699485911586812" text:style-name="L5">
        <text:list-item>
          <text:p text:style-name="P11">Before starting implementation, design your code base. Design a class that will be in charge of reading the file. </text:p>
          <text:list>
            <text:list-item>
              <text:p text:style-name="P11">Make a list of methods and member variables you think it should have </text:p>
            </text:list-item>
          </text:list>
        </text:list-item>
        <text:list-item>
          <text:p text:style-name="P11">Design a class that, given a valid map, will traverse it. </text:p>
          <text:list>
            <text:list-item>
              <text:p text:style-name="P11">Make a list of member variables and method you think it should have. </text:p>
            </text:list-item>
          </text:list>
        </text:list-item>
        <text:list-item>
          <text:p text:style-name="P11">Discuss how you plan to detect the need for backtracking should you reach a deadend in the map. What will variables/objects/arrays will need to be updated when you backtrack? </text:p>
        </text:list-item>
        <text:list-item>
          <text:p text:style-name="P5">Discuss how you plan to detect flooding all possible spaces OR running out of water </text:p>
        </text:list-item>
      </text:list>
      <text:h text:style-name="Heading_20_2" text:outline-level="2"><text:bookmark text:name="Additional_Requirements"/>Additional Requirements</text:h>
      <text:p text:style-name="Text_20_body">Do not use a stack object to solve the problem; use recursion. </text:p>
      <text:h text:style-name="Heading_20_2" text:outline-level="2"><text:bookmark text:name="Emailing_Your_Submission"/>Emailing Your Submission</text:h>
      <text:p text:style-name="Text_20_body">Once you have created the tarball with your submission files, email it to your TA. The email subject line <text:span text:style-name="Strong_20_Emphasis">must</text:span> look like "[EECS 268] <text:span text:style-name="T1">SubmissionName</text:span>": </text:p>
      <text:p text:style-name="P13">[EECS 268] Lab 0# </text:p>
      <text:p text:style-name="Text_20_body">Note that the subject should be <text:span text:style-name="T1">exactly</text:span> like the line above. Do not leave out any of the spaces, or the bracket characters ("[" and "]"). In the body of your email, include your name and student ID. </text:p>
      <text:h text:style-name="Heading_20_2" text:outline-level="2"><text:bookmark text:name="Rubric"/>Rubric</text:h>
      <text:list xml:id="list2481065442612181447" text:style-name="L6">
        <text:list-item>
          <text:p text:style-name="P12">60% Correctly floods map </text:p>
          <text:list>
            <text:list-item>
              <text:p text:style-name="P12">30% If possible floods until all reachable spaces are flooded </text:p>
            </text:list-item>
            <text:list-item>
              <text:p text:style-name="P12"><text:soft-page-break/>30% Correctly floods until out of water </text:p>
            </text:list-item>
          </text:list>
        </text:list-item>
        <text:list-item>
          <text:p text:style-name="P12">10% Correctly detects invalid file formats </text:p>
        </text:list-item>
        <text:list-item>
          <text:p text:style-name="P12">20% Code design </text:p>
        </text:list-item>
        <text:list-item>
          <text:p text:style-name="P6">10% Code style and documentation </text:p>
        </text:list-item>
      </text:list>
      <text:h text:style-name="Heading_20_2" text:outline-level="2"><text:bookmark text:name="Sample_Runs"/>Sample Runs</text:h>
      <text:p text:style-name="Text_20_body">map.txt </text:p>
      <text:p text:style-name="Preformatted_20_Text"><text:span text:style-name="Source_20_Text">8 7</text:span></text:p>
      <text:p text:style-name="Preformatted_20_Text"><text:span text:style-name="Source_20_Text">5 4</text:span></text:p>
      <text:p text:style-name="Preformatted_20_Text"><text:span text:style-name="Source_20_Text">1000</text:span></text:p>
      <text:p text:style-name="Preformatted_20_Text"><text:span text:style-name="Source_20_Text">HHHHHHH</text:span></text:p>
      <text:p text:style-name="Preformatted_20_Text"><text:span text:style-name="Source_20_Text"><text:s text:c="6"/>H</text:span></text:p>
      <text:p text:style-name="Preformatted_20_Text"><text:span text:style-name="Source_20_Text">HH HH H</text:span></text:p>
      <text:p text:style-name="Preformatted_20_Text"><text:span text:style-name="Source_20_Text">H <text:s/>HH H</text:span></text:p>
      <text:p text:style-name="Preformatted_20_Text"><text:span text:style-name="Source_20_Text">H HHHHH</text:span></text:p>
      <text:p text:style-name="Preformatted_20_Text"><text:span text:style-name="Source_20_Text">H <text:s text:c="3"/>HH</text:span></text:p>
      <text:p text:style-name="Preformatted_20_Text"><text:span text:style-name="Source_20_Text">HHHHHHH</text:span></text:p>
      <text:p text:style-name="P15"><text:span text:style-name="Source_20_Text">H <text:s text:c="4"/>H</text:span></text:p>
      <text:p text:style-name="Text_20_body">Command line </text:p>
      <text:p text:style-name="P15"><text:span text:style-name="Source_20_Text">./Lab09 map.txt</text:span></text:p>
      <text:p text:style-name="Text_20_body">Output </text:p>
      <text:p text:style-name="Preformatted_20_Text"><text:span text:style-name="Source_20_Text">Size: 8,7</text:span></text:p>
      <text:p text:style-name="Preformatted_20_Text"><text:span text:style-name="Source_20_Text">Starting position: 5,4</text:span></text:p>
      <text:p text:style-name="Preformatted_20_Text"><text:span text:style-name="Source_20_Text">HHHHHHH</text:span></text:p>
      <text:p text:style-name="Preformatted_20_Text"><text:span text:style-name="Source_20_Text">~~~~~~H</text:span></text:p>
      <text:p text:style-name="Preformatted_20_Text"><text:span text:style-name="Source_20_Text">HH~HH~H</text:span></text:p>
      <text:p text:style-name="Preformatted_20_Text"><text:span text:style-name="Source_20_Text">H~~HH~H</text:span></text:p>
      <text:p text:style-name="Preformatted_20_Text"><text:span text:style-name="Source_20_Text">H~HHHHH</text:span></text:p>
      <text:p text:style-name="Preformatted_20_Text"><text:span text:style-name="Source_20_Text">H~~~~HH</text:span></text:p>
      <text:p text:style-name="Preformatted_20_Text"><text:span text:style-name="Source_20_Text">HHHHHHH</text:span></text:p>
      <text:p text:style-name="Preformatted_20_Text"><text:span text:style-name="Source_20_Text">H <text:s text:c="4"/>H</text:span></text:p>
      <text:p text:style-name="P15"><text:span text:style-name="Source_20_Text">Flood complete.</text:span></text:p>
      <text:h text:style-name="Heading_20_3" text:outline-level="3"><text:bookmark text:name="Sample_Run_that_runs_out_of_water"/>Sample Run that runs out of water</text:h>
      <text:p text:style-name="Text_20_body">waterLimit.txt </text:p>
      <text:p text:style-name="Preformatted_20_Text"><text:span text:style-name="Source_20_Text">7 7</text:span></text:p>
      <text:p text:style-name="Preformatted_20_Text"><text:span text:style-name="Source_20_Text">0 4</text:span></text:p>
      <text:p text:style-name="Preformatted_20_Text"><text:span text:style-name="Source_20_Text">8</text:span></text:p>
      <text:p text:style-name="Preformatted_20_Text"><text:span text:style-name="Source_20_Text">HHHH HH </text:span></text:p>
      <text:p text:style-name="Preformatted_20_Text"><text:span text:style-name="Source_20_Text"><text:s text:c="6"/>H</text:span></text:p>
      <text:p text:style-name="Preformatted_20_Text"><text:span text:style-name="Source_20_Text">HH HH H</text:span></text:p>
      <text:p text:style-name="Preformatted_20_Text"><text:span text:style-name="Source_20_Text"><text:s text:c="3"/>HH H</text:span></text:p>
      <text:p text:style-name="Preformatted_20_Text"><text:span text:style-name="Source_20_Text">H HHHHH</text:span></text:p>
      <text:p text:style-name="Preformatted_20_Text"><text:span text:style-name="Source_20_Text">H <text:s text:c="4"/>H</text:span></text:p>
      <text:p text:style-name="P15"><text:span text:style-name="Source_20_Text">HHHHHHH</text:span></text:p>
      <text:p text:style-name="Text_20_body"><text:soft-page-break/>Command line </text:p>
      <text:p text:style-name="P15"><text:span text:style-name="Source_20_Text">./Lab09 waterLimit.txt </text:span></text:p>
      <text:p text:style-name="Text_20_body">Output </text:p>
      <text:p text:style-name="Preformatted_20_Text"><text:span text:style-name="Source_20_Text">Size: 7,7</text:span></text:p>
      <text:p text:style-name="Preformatted_20_Text"><text:span text:style-name="Source_20_Text">Starting position: 0,4</text:span></text:p>
      <text:p text:style-name="Preformatted_20_Text"><text:span text:style-name="Source_20_Text">HHHH~HH </text:span></text:p>
      <text:p text:style-name="Preformatted_20_Text"><text:span text:style-name="Source_20_Text"><text:s text:c="2"/>~~~~H</text:span></text:p>
      <text:p text:style-name="Preformatted_20_Text"><text:span text:style-name="Source_20_Text">HH~HH~H</text:span></text:p>
      <text:p text:style-name="Preformatted_20_Text"><text:span text:style-name="Source_20_Text"><text:s text:c="3"/>HH~H</text:span></text:p>
      <text:p text:style-name="Preformatted_20_Text"><text:span text:style-name="Source_20_Text">H HHHHH</text:span></text:p>
      <text:p text:style-name="Preformatted_20_Text"><text:span text:style-name="Source_20_Text">H <text:s text:c="4"/>H</text:span></text:p>
      <text:p text:style-name="Preformatted_20_Text"><text:span text:style-name="Source_20_Text">HHHHHHH</text:span></text:p>
      <text:p text:style-name="P15"><text:span text:style-name="Source_20_Text">Flood ran out of water.</text:span></text:p>
      <text:h text:style-name="Heading_20_3" text:outline-level="3"><text:bookmark text:name="Sample_Run_with_bad_start_position"/>Sample Run with bad start position</text:h>
      <text:p text:style-name="Text_20_body">badStart.txt </text:p>
      <text:p text:style-name="Preformatted_20_Text"><text:span text:style-name="Source_20_Text">6 6</text:span></text:p>
      <text:p text:style-name="Preformatted_20_Text"><text:span text:style-name="Source_20_Text">10 10</text:span></text:p>
      <text:p text:style-name="Preformatted_20_Text"><text:span text:style-name="Source_20_Text">6</text:span></text:p>
      <text:p text:style-name="Preformatted_20_Text"><text:span text:style-name="Source_20_Text">HHHHHH</text:span></text:p>
      <text:p text:style-name="Preformatted_20_Text"><text:span text:style-name="Source_20_Text"><text:s text:c="6"/></text:span></text:p>
      <text:p text:style-name="Preformatted_20_Text"><text:span text:style-name="Source_20_Text">HH HH </text:span></text:p>
      <text:p text:style-name="Preformatted_20_Text"><text:span text:style-name="Source_20_Text"><text:s text:c="3"/>HH </text:span></text:p>
      <text:p text:style-name="Preformatted_20_Text"><text:span text:style-name="Source_20_Text">H HHHH</text:span></text:p>
      <text:p text:style-name="P15"><text:span text:style-name="Source_20_Text">H <text:s text:c="3"/>H</text:span></text:p>
      <text:p text:style-name="Text_20_body">Command Line </text:p>
      <text:p text:style-name="P15"><text:span text:style-name="Source_20_Text">./Lab09 badStart.txt </text:span></text:p>
      <text:p text:style-name="Text_20_body">Output </text:p>
      <text:p text:style-name="P15"><text:span text:style-name="Source_20_Text">Invalid starting positio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1:23:32.661539494</meta:creation-date>
    <meta:generator>LibreOffice/5.1.6.2$Linux_X86_64 LibreOffice_project/10m0$Build-2</meta:generator>
    <dc:date>2018-10-05T11:24:10.859830472</dc:date>
    <meta:editing-duration>PT38S</meta:editing-duration>
    <meta:editing-cycles>1</meta:editing-cycles>
    <meta:document-statistic meta:table-count="0" meta:image-count="0" meta:object-count="0" meta:page-count="4" meta:paragraph-count="124" meta:word-count="694" meta:character-count="3717" meta:non-whitespace-character-count="3066"/>
  </office:meta>
</office:document-meta>
</file>